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01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-8.172cm" svg:y="10.831cm" draw:corner-radius="0.5cm">
          <text:p text:style-name="P3"><text:span text:style-name="T1">0 | 1 | 2 | 3 </text:span></text:p>
        </draw:rect>
        <draw:rect draw:style-name="gr4" draw:text-style-name="P4" draw:layer="layout" svg:width="6.314cm" svg:height="1.105cm" svg:x="-0.488cm" svg:y="10.831cm" draw:corner-radius="0.5cm">
          <text:p text:style-name="P3"><text:span text:style-name="T1">4 | 5 | 6 | 7 </text:span></text:p>
        </draw:rect>
        <draw:rect draw:style-name="gr1" draw:text-style-name="P2" draw:layer="layout" svg:width="15.24cm" svg:height="9.01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8.465cm" svg:y="10.831cm" draw:corner-radius="0.5cm">
          <text:p text:style-name="P3"><text:span text:style-name="T1">8 | 9 | 10 | 11</text:span></text:p>
        </draw:rect>
        <draw:rect draw:style-name="gr4" draw:text-style-name="P4" draw:layer="layout" svg:width="6.314cm" svg:height="1.105cm" svg:x="16.149cm" svg:y="10.831cm" draw:corner-radius="0.5cm">
          <text:p text:style-name="P3"><text:span text:style-name="T1">12 | 13 | 14 | 15 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28:30.327721245</dc:date>
    <meta:editing-duration>P5DT19H31M2S</meta:editing-duration>
    <meta:editing-cycles>15</meta:editing-cycles>
    <meta:generator>LibreOffice/4.2.8.2$Linux_X86_64 LibreOffice_project/420m0$Build-2</meta:generator>
    <meta:document-statistic meta:object-count="14"/>
  </office:meta>
</office:document-meta>
</file>